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fo:text-align="justify" style:justify-single-word="false" fo:hyphenation-ladder-count="no-limit" style:page-number="auto"/>
      <style:text-properties style:font-name="Minion Pro" fo:hyphenate="true" fo:hyphenation-remain-char-count="2" fo:hyphenation-push-char-count="2"/>
    </style:style>
    <style:style style:name="P2" style:family="paragraph" style:parent-style-name="Standard">
      <style:paragraph-properties fo:margin-top="0cm" fo:margin-bottom="0cm" fo:text-align="justify" style:justify-single-word="false" fo:hyphenation-ladder-count="no-limit"/>
      <style:text-properties style:font-name="Minion Pro" fo:hyphenate="true" fo:hyphenation-remain-char-count="2" fo:hyphenation-push-char-count="2"/>
    </style:style>
    <style:style style:name="P3" style:family="paragraph" style:parent-style-name="Footnote">
      <style:text-properties style:font-name="Inconsolat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20% 100%"/>
    </style:style>
    <style:style style:name="T3" style:family="text">
      <style:text-properties style:font-name="Inconsolata"/>
    </style:style>
    <style:style style:name="T4" style:family="text">
      <style:text-properties style:text-position="20% 69%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n noch größerer Bedeutung für den Entstehungsprozess dieser Edition war jedoch LilyPonds textbasiertes Eingabekonzept. Durch dieses und die Verwendung des – ebenfalls textbasierten Textsatzsystems LuaL<text:span text:style-name="T4">A</text:span>T<text:span text:style-name="T2">E</text:span>X – war es uns möglich, die gesamte Vorbereitung der Edition wie ein Softwareentwicklungsprojekt unter <text:span text:style-name="T1">Versionskontrolle</text:span> durchzuführen. Dies erlaubte es, Arbeitsabläufe und insbesondere die Interaktion zwischen Herausgebern und Notensetzer in einer mir zuvor unvorstellbaren Weise effizient und zuverlässig zu strukturieren. Ein erfreuliches »Nebenprodukt« ist <text:span text:style-name="T1">lilyglyphs</text:span><text:span text:style-name="T1"><text:note text:id="ftn1" text:note-class="footnote"><text:note-citation>1</text:note-citation><text:note-body><text:p text:style-name="P3">http://www.ctan.org/pkg/lilyglyphs</text:p></text:note-body></text:note></text:span>. Mit diesem von mir für den Revisionsbericht entwickelten – und inzwischen in den gängigen L<text:span text:style-name="T4">A</text:span>T<text:span text:style-name="T2">E</text:span>X-Distributionen enthaltenen – Paket können beliebige Notationselemente im Fließtext von Textdokumenten verwendet werden.</text:p>
      <text:p text:style-name="P2">Dank gilt den Mitgliedern der <text:span text:style-name="T3">lilypond-user</text:span> Mailingliste, die immer wieder unschätzbare Anregungen zu technischen Lösungen gegeben, aber auch allgemeine notensetzerische oder orthotypografische Fragen erörtert ha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Minion Pro" svg:font-family="'Minion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indent="0.4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s Liska</meta:initial-creator>
    <meta:creation-date>2013-12-05T11:59:01</meta:creation-date>
    <dc:date>2013-12-07T13:35:05</dc:date>
    <dc:creator>Urs Liska</dc:creator>
    <meta:editing-duration>PT29M2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3" meta:word-count="124" meta:character-count="1045" meta:non-whitespace-character-count="926"/>
  </office:meta>
</office:document-meta>
</file>